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9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acob Ezekie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14, 1896</text:p>
      <text:p text:style-name="P5">Month<text:tab/><text:tab/><text:tab/><text:tab/><text:tab/><text:tab/>March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Cincinnati</text:p>
      <text:p text:style-name="P5">State<text:tab/><text:tab/><text:tab/><text:tab/><text:tab/><text:tab/>OH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Cincinnati Mar. 14th 1896/</text:p>
      <text:p text:style-name="P2">Rev. Dr. S. Morais/</text:p>
      <text:p text:style-name="P2"><text:tab/>Philadelphia/</text:p>
      <text:p text:style-name="P2">My valued friend!/</text:p>
      <text:p text:style-name="P2"><text:tab/>Accept my heartfelt congratula-/tions on the attainment of your 45<text:span text:style-name="T2">th</text:span><text:span text:style-name="T3"> anni-/versary to the ministry of the K. K. Mickvae/ Israel, with the fervent prayer that your/ useful life may be prolonged for many more/ years, in health and vigor, to perform the/ duties of your position as a teacher in Israel,/ surrounded by all your dear family and to/ whom please extend my best wishes with love/ and affection and as ever, I remain,/ yours truly &amp; sincerely/ Jacob Ezekie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4T15:34:49.99</meta:creation-date>
    <dc:date>2012-01-04T15:38:13.53</dc:date>
    <dc:creator>Penn Libraries</dc:creator>
    <meta:editing-duration>PT00H03M2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5" meta:word-count="256" meta:character-count="1804"/>
  </office:meta>
</office:document-meta>
</file>